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2701in" table:align="margins"/>
    </style:style>
    <style:style style:name="Table1.A" style:family="table-column">
      <style:table-column-properties style:column-width="1.0875in" style:rel-column-width="9805*"/>
    </style:style>
    <style:style style:name="Table1.B" style:family="table-column">
      <style:table-column-properties style:column-width="1.3576in" style:rel-column-width="12239*"/>
    </style:style>
    <style:style style:name="Table1.C" style:family="table-column">
      <style:table-column-properties style:column-width="2.4444in" style:rel-column-width="22037*"/>
    </style:style>
    <style:style style:name="Table1.D" style:family="table-column">
      <style:table-column-properties style:column-width="2.3799in" style:rel-column-width="21454*"/>
    </style:style>
    <style:style style:name="Table1.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cccccc"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7.1236in" fo:margin-left="-0.0007in" table:align="left"/>
    </style:style>
    <style:style style:name="Table3.A" style:family="table-column">
      <style:table-column-properties style:column-width="1.5625in"/>
    </style:style>
    <style:style style:name="Table3.B" style:family="table-column">
      <style:table-column-properties style:column-width="2.4361in"/>
    </style:style>
    <style:style style:name="Table3.C" style:family="table-column">
      <style:table-column-properties style:column-width="3.125in"/>
    </style:style>
    <style:style style:name="Table3.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cccccc"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14" style:family="table-row">
      <style:table-row-properties style:min-row-height="0.7604in"/>
    </style:style>
    <style:style style:name="Table3.24" style:family="table-row">
      <style:table-row-properties style:min-row-height="0.5479in"/>
    </style:style>
    <style:style style:name="Table3.25" style:family="table-row">
      <style:table-row-properties style:min-row-height="0.625in"/>
    </style:style>
    <style:style style:name="P1" style:family="paragraph" style:parent-style-name="Standard">
      <style:paragraph-properties fo:text-align="center" style:justify-single-word="false"/>
      <style:text-properties fo:font-size="11pt" style:text-underline-style="solid" style:text-underline-width="auto" style:text-underline-color="font-color" fo:font-weight="bold" officeooo:rsid="000b49c3" officeooo:paragraph-rsid="000b49c3" style:font-size-asian="11pt" style:font-weight-asian="bold" style:font-size-complex="11pt" style:font-weight-complex="bold"/>
    </style:style>
    <style:style style:name="P2" style:family="paragraph" style:parent-style-name="Standard">
      <style:paragraph-properties fo:text-align="center" style:justify-single-word="false"/>
      <style:text-properties fo:font-size="11pt" style:text-underline-style="solid" style:text-underline-width="auto" style:text-underline-color="font-color" fo:font-weight="bold" officeooo:rsid="000b49c3" officeooo:paragraph-rsid="00355903" style:font-size-asian="11pt" style:font-weight-asian="bold" style:font-size-complex="11pt" style:font-weight-complex="bold"/>
    </style:style>
    <style:style style:name="P3" style:family="paragraph" style:parent-style-name="Standard">
      <style:paragraph-properties fo:text-align="center" style:justify-single-word="false"/>
      <style:text-properties fo:font-size="11pt" style:text-underline-style="solid" style:text-underline-width="auto" style:text-underline-color="font-color" fo:font-weight="bold" officeooo:rsid="000b49c3" officeooo:paragraph-rsid="0107be73" style:font-size-asian="11pt" style:font-weight-asian="bold" style:font-size-complex="11pt" style:font-weight-complex="bold"/>
    </style:style>
    <style:style style:name="P4" style:family="paragraph" style:parent-style-name="Standard">
      <style:text-properties fo:font-size="11pt" style:font-size-asian="11pt" style:font-size-complex="11pt"/>
    </style:style>
    <style:style style:name="P5" style:family="paragraph" style:parent-style-name="Standard">
      <style:text-properties fo:font-size="11pt" officeooo:rsid="00a33660" officeooo:paragraph-rsid="008a5e6c" style:font-size-asian="11pt" style:font-size-complex="11pt"/>
    </style:style>
    <style:style style:name="P6" style:family="paragraph" style:parent-style-name="Standard">
      <style:text-properties fo:font-size="11pt" officeooo:rsid="00a33660" officeooo:paragraph-rsid="00a33660" style:font-size-asian="11pt" style:font-size-complex="11pt"/>
    </style:style>
    <style:style style:name="P7" style:family="paragraph" style:parent-style-name="Standard">
      <style:text-properties fo:font-size="11pt" officeooo:rsid="00a33660" officeooo:paragraph-rsid="00f5680a" style:font-size-asian="11pt" style:font-size-complex="11pt"/>
    </style:style>
    <style:style style:name="P8" style:family="paragraph" style:parent-style-name="Standard">
      <style:text-properties fo:font-size="11pt" officeooo:paragraph-rsid="00355903" style:font-size-asian="11pt" style:font-size-complex="11pt"/>
    </style:style>
    <style:style style:name="P9" style:family="paragraph" style:parent-style-name="Text_20_body">
      <style:paragraph-properties fo:line-height="100%"/>
      <style:text-properties fo:font-size="11pt" officeooo:rsid="0010c278" officeooo:paragraph-rsid="0010c278" style:font-size-asian="11pt" style:font-size-complex="11pt"/>
    </style:style>
    <style:style style:name="P10" style:family="paragraph" style:parent-style-name="Text_20_body">
      <style:paragraph-properties fo:line-height="100%"/>
      <style:text-properties fo:font-size="11pt" officeooo:rsid="0010c278" officeooo:paragraph-rsid="002f0f60" style:font-size-asian="11pt" style:font-size-complex="11pt"/>
    </style:style>
    <style:style style:name="P11" style:family="paragraph" style:parent-style-name="Text_20_body">
      <style:paragraph-properties fo:margin-top="0in" fo:margin-bottom="0.0181in" loext:contextual-spacing="false" fo:line-height="100%"/>
      <style:text-properties fo:font-size="11pt" officeooo:rsid="0010c278" officeooo:paragraph-rsid="0010c278" style:font-size-asian="11pt" style:font-size-complex="11pt"/>
    </style:style>
    <style:style style:name="P1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04d0d2" officeooo:paragraph-rsid="0004d0d2" style:font-size-asian="11pt" style:font-style-asian="normal" style:font-weight-asian="bold" style:font-size-complex="11pt" style:font-style-complex="normal" style:font-weight-complex="bold" style:text-overline-style="none" style:text-overline-color="font-color"/>
    </style:style>
    <style:style style:name="P1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04d0d2" officeooo:paragraph-rsid="00355903" style:font-size-asian="11pt" style:font-style-asian="normal" style:font-weight-asian="bold" style:font-size-complex="11pt" style:font-style-complex="normal" style:font-weight-complex="bold" style:text-overline-style="none" style:text-overline-color="font-color"/>
    </style:style>
    <style:style style:name="P1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36f9e0" officeooo:paragraph-rsid="0036f9e0" style:font-size-asian="11pt" style:font-style-asian="normal" style:font-weight-asian="bold" style:font-size-complex="11pt" style:font-style-complex="normal" style:font-weight-complex="bold"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068dd4" officeooo:paragraph-rsid="00068dd4" style:font-size-asian="11pt" style:font-style-asian="normal" style:font-weight-asian="normal" style:font-size-complex="11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paragraph-rsid="00068dd4" style:font-size-asian="11pt" style:font-style-asian="normal" style:font-weight-asian="normal" style:font-size-complex="11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paragraph-rsid="0006dc13" style:font-size-asian="11pt" style:font-style-asian="normal" style:font-weight-asian="normal" style:font-size-complex="11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06dc13" officeooo:paragraph-rsid="0006dc13" style:font-size-asian="11pt" style:font-style-asian="normal" style:font-weight-asian="normal" style:font-size-complex="11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08c9e1" officeooo:paragraph-rsid="0008c9e1" style:font-size-asian="11pt" style:font-style-asian="normal" style:font-weight-asian="normal" style:font-size-complex="11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0a5d2e" officeooo:paragraph-rsid="000a5d2e" style:font-size-asian="11pt" style:font-style-asian="normal" style:font-weight-asian="normal" style:font-size-complex="11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887065" officeooo:paragraph-rsid="00887065" style:font-size-asian="11pt" style:font-style-asian="normal" style:font-weight-asian="normal" style:font-size-complex="11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d98fc2" officeooo:paragraph-rsid="00d98fc2" style:font-size-asian="11pt" style:font-style-asian="normal" style:font-weight-asian="normal" style:font-size-complex="11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e490a1" officeooo:paragraph-rsid="00e490a1" style:font-size-asian="11pt" style:font-style-asian="normal" style:font-weight-asian="normal" style:font-size-complex="11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3996be" officeooo:paragraph-rsid="003996be" style:font-size-asian="11pt" style:font-style-asian="normal" style:font-weight-asian="normal" style:font-size-complex="11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18a0dc" officeooo:paragraph-rsid="0118a0dc" style:font-size-asian="11pt" style:font-style-asian="normal" style:font-weight-asian="normal" style:font-size-complex="11pt" style:font-style-complex="normal" style:font-weight-complex="normal" style:text-overline-style="none" style:text-overline-color="font-color"/>
    </style:style>
    <style:style style:name="P27" style:family="paragraph" style:parent-style-name="Standard">
      <style:text-properties fo:font-size="11pt" officeooo:rsid="003d6b61" officeooo:paragraph-rsid="003d6b61" style:font-size-asian="11pt" style:font-size-complex="11pt"/>
    </style:style>
    <style:style style:name="P28" style:family="paragraph" style:parent-style-name="Standard">
      <style:text-properties fo:font-size="11pt" officeooo:rsid="0128b9b1" officeooo:paragraph-rsid="0128b9b1" style:font-size-asian="11pt" style:font-size-complex="11pt"/>
    </style:style>
    <style:style style:name="P29" style:family="paragraph" style:parent-style-name="Standard">
      <style:text-properties fo:font-size="11pt" officeooo:rsid="00f3a32c" officeooo:paragraph-rsid="00f3a32c" style:font-size-asian="11pt" style:font-size-complex="11pt"/>
    </style:style>
    <style:style style:name="P30" style:family="paragraph" style:parent-style-name="Standard">
      <style:text-properties fo:font-size="11pt" officeooo:rsid="015bd49b" officeooo:paragraph-rsid="015bd49b" style:font-size-asian="11pt" style:font-size-complex="11pt"/>
    </style:style>
    <style:style style:name="P31" style:family="paragraph" style:parent-style-name="Standard">
      <style:text-properties fo:font-size="11pt" officeooo:rsid="015d978a" officeooo:paragraph-rsid="015d978a" style:font-size-asian="11pt" style:font-size-complex="11pt"/>
    </style:style>
    <style:style style:name="P32" style:family="paragraph" style:parent-style-name="Standard">
      <style:text-properties fo:font-size="11pt" officeooo:rsid="00a3998b" officeooo:paragraph-rsid="009e226a" style:font-size-asian="11pt" style:font-size-complex="11pt"/>
    </style:style>
    <style:style style:name="P33" style:family="paragraph" style:parent-style-name="Standard">
      <style:text-properties fo:font-size="11pt" officeooo:rsid="015fdeeb" officeooo:paragraph-rsid="015fdeeb" style:font-size-asian="11pt" style:font-size-complex="11pt"/>
    </style:style>
    <style:style style:name="P34" style:family="paragraph" style:parent-style-name="Standard">
      <style:text-properties fo:font-size="11pt" officeooo:rsid="01605892" officeooo:paragraph-rsid="01605892" style:font-size-asian="11pt" style:font-size-complex="11pt"/>
    </style:style>
    <style:style style:name="P35" style:family="paragraph" style:parent-style-name="Text_20_body" style:list-style-name="L1">
      <style:paragraph-properties fo:line-height="100%"/>
      <style:text-properties fo:font-size="11pt" officeooo:rsid="0015c393" officeooo:paragraph-rsid="0015c393" style:font-size-asian="11pt" style:font-size-complex="11pt"/>
    </style:style>
    <style:style style:name="P36" style:family="paragraph" style:parent-style-name="Text_20_body" style:list-style-name="L1">
      <style:paragraph-properties fo:line-height="100%"/>
      <style:text-properties fo:font-size="11pt" officeooo:rsid="0017a745" officeooo:paragraph-rsid="0017a745" style:font-size-asian="11pt" style:font-size-complex="11pt"/>
    </style:style>
    <style:style style:name="P37" style:family="paragraph" style:parent-style-name="Text_20_body" style:list-style-name="L1">
      <style:paragraph-properties fo:line-height="100%"/>
      <style:text-properties fo:font-size="11pt" officeooo:rsid="0133366f" officeooo:paragraph-rsid="0133366f" style:font-size-asian="11pt" style:font-size-complex="11pt"/>
    </style:style>
    <style:style style:name="P38" style:family="paragraph" style:parent-style-name="Text_20_body" style:list-style-name="L1">
      <style:paragraph-properties fo:line-height="100%"/>
      <style:text-properties fo:font-size="11pt" officeooo:rsid="014423f7" officeooo:paragraph-rsid="014423f7" style:font-size-asian="11pt" style:font-size-complex="11pt"/>
    </style:style>
    <style:style style:name="P39" style:family="paragraph" style:parent-style-name="Text_20_body" style:list-style-name="L1">
      <style:paragraph-properties fo:line-height="100%"/>
      <style:text-properties fo:font-size="11pt" officeooo:rsid="01449473" officeooo:paragraph-rsid="01449473" style:font-size-asian="11pt" style:font-size-complex="11pt"/>
    </style:style>
    <style:style style:name="P40" style:family="paragraph" style:parent-style-name="Text_20_body" style:list-style-name="L1">
      <style:paragraph-properties fo:line-height="100%"/>
      <style:text-properties fo:font-size="11pt" officeooo:rsid="0146490d" officeooo:paragraph-rsid="0146490d" style:font-size-asian="11pt" style:font-size-complex="11pt"/>
    </style:style>
    <style:style style:name="P41" style:family="paragraph" style:parent-style-name="Text_20_body" style:list-style-name="L1">
      <style:paragraph-properties fo:line-height="100%"/>
      <style:text-properties fo:font-size="11pt" officeooo:rsid="0147bf46" officeooo:paragraph-rsid="0147bf46" style:font-size-asian="11pt" style:font-size-complex="11pt"/>
    </style:style>
    <style:style style:name="P42" style:family="paragraph" style:parent-style-name="Text_20_body" style:list-style-name="L1">
      <style:paragraph-properties fo:line-height="100%"/>
      <style:text-properties fo:font-size="11pt" officeooo:rsid="0148b8fa" officeooo:paragraph-rsid="0148b8fa" style:font-size-asian="11pt" style:font-size-complex="11pt"/>
    </style:style>
    <style:style style:name="P43" style:family="paragraph" style:parent-style-name="Text_20_body" style:list-style-name="L1">
      <style:paragraph-properties fo:line-height="100%"/>
      <style:text-properties fo:font-size="11pt" officeooo:rsid="014a6b41" officeooo:paragraph-rsid="014a6b41" style:font-size-asian="11pt" style:font-size-complex="11pt"/>
    </style:style>
    <style:style style:name="P44" style:family="paragraph" style:parent-style-name="Text_20_body" style:list-style-name="L1">
      <style:paragraph-properties fo:line-height="100%"/>
      <style:text-properties fo:font-size="11pt" officeooo:rsid="014c7901" officeooo:paragraph-rsid="014c7901" style:font-size-asian="11pt" style:font-size-complex="11pt"/>
    </style:style>
    <style:style style:name="P45" style:family="paragraph" style:parent-style-name="Text_20_body" style:list-style-name="L1">
      <style:paragraph-properties fo:line-height="100%"/>
      <style:text-properties fo:font-size="11pt" officeooo:rsid="014e6459" officeooo:paragraph-rsid="014e6459" style:font-size-asian="11pt" style:font-size-complex="11pt"/>
    </style:style>
    <style:style style:name="P46" style:family="paragraph" style:parent-style-name="Text_20_body" style:list-style-name="L1">
      <style:paragraph-properties fo:line-height="100%"/>
      <style:text-properties fo:font-size="11pt" officeooo:rsid="01501d83" officeooo:paragraph-rsid="01501d83" style:font-size-asian="11pt" style:font-size-complex="11pt"/>
    </style:style>
    <style:style style:name="P47" style:family="paragraph" style:parent-style-name="Text_20_body">
      <style:paragraph-properties fo:line-height="100%" fo:text-align="center" style:justify-single-word="false"/>
      <style:text-properties fo:font-size="11pt" style:text-underline-style="solid" style:text-underline-width="auto" style:text-underline-color="font-color" fo:font-weight="bold" officeooo:rsid="013dc3fe" officeooo:paragraph-rsid="013dc3fe" style:font-size-asian="11pt" style:font-weight-asian="bold" style:font-size-complex="11pt" style:font-weight-complex="bold"/>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513b08" officeooo:paragraph-rsid="01513b08"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5284ab" officeooo:paragraph-rsid="015284ab"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53d367" officeooo:paragraph-rsid="0153d367"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54ef75" officeooo:paragraph-rsid="0154ef75"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55a492" officeooo:paragraph-rsid="0155a492" style:font-size-asian="11pt" style:font-style-asian="normal" style:font-weight-asian="normal" style:font-size-complex="11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564b19" officeooo:paragraph-rsid="01564b19" style:font-size-asian="11pt" style:font-style-asian="normal" style:font-weight-asian="normal" style:font-size-complex="11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57643a" officeooo:paragraph-rsid="0157643a" style:font-size-asian="11pt" style:font-style-asian="normal" style:font-weight-asian="normal" style:font-size-complex="11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57ff8e" officeooo:paragraph-rsid="0157ff8e" style:font-size-asian="11pt" style:font-style-asian="normal" style:font-weight-asian="normal" style:font-size-complex="11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58df4f" officeooo:paragraph-rsid="0158df4f" style:font-size-asian="11pt" style:font-style-asian="normal" style:font-weight-asian="normal" style:font-size-complex="11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934738" officeooo:paragraph-rsid="00934738" style:font-size-asian="11pt" style:font-style-asian="normal" style:font-weight-asian="normal" style:font-size-complex="11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59bd9d" officeooo:paragraph-rsid="0159bd9d" style:font-size-asian="11pt" style:font-style-asian="normal" style:font-weight-asian="normal" style:font-size-complex="11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5b0940" officeooo:paragraph-rsid="015b0940" style:font-size-asian="11pt" style:font-style-asian="normal" style:font-weight-asian="normal" style:font-size-complex="11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5b5d22" officeooo:paragraph-rsid="015b5d22" style:font-size-asian="11pt" style:font-style-asian="normal" style:font-weight-asian="normal" style:font-size-complex="11pt" style:font-style-complex="normal" style:font-weight-complex="normal" style:text-overline-style="none" style:text-overline-color="font-color"/>
    </style:style>
    <style:style style:name="T1" style:family="text">
      <style:text-properties officeooo:rsid="00068dd4"/>
    </style:style>
    <style:style style:name="T2" style:family="text">
      <style:text-properties officeooo:rsid="000a5d2e"/>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style:style>
    <style:style style:name="T5" style:family="text">
      <style:text-properties officeooo:rsid="00355903"/>
    </style:style>
    <style:style style:name="T6" style:family="text">
      <style:text-properties officeooo:rsid="0075e944"/>
    </style:style>
    <style:style style:name="T7" style:family="text">
      <style:text-properties officeooo:rsid="00887065"/>
    </style:style>
    <style:style style:name="T8" style:family="text">
      <style:text-properties officeooo:rsid="00934738"/>
    </style:style>
    <style:style style:name="T9" style:family="text">
      <style:text-properties officeooo:rsid="00e490a1"/>
    </style:style>
    <style:style style:name="T10" style:family="text">
      <style:text-properties officeooo:rsid="013dc3fe"/>
    </style:style>
    <style:style style:name="T11" style:family="text">
      <style:text-properties officeooo:rsid="01423e76"/>
    </style:style>
    <style:style style:name="T12" style:family="text">
      <style:text-properties officeooo:rsid="014423f7"/>
    </style:style>
    <style:style style:name="T13" style:family="text">
      <style:text-properties officeooo:rsid="014a6b41"/>
    </style:style>
    <style:style style:name="T14" style:family="text">
      <style:text-properties officeooo:rsid="014b6c21"/>
    </style:style>
    <style:style style:name="T15" style:family="text">
      <style:text-properties officeooo:rsid="01513b08"/>
    </style:style>
    <style:style style:name="T16" style:family="text">
      <style:text-properties officeooo:rsid="0159bd9d"/>
    </style:style>
    <style:style style:name="T17" style:family="text">
      <style:text-properties officeooo:rsid="015e00dc"/>
    </style:style>
    <style:style style:name="T18" style:family="text">
      <style:text-properties officeooo:rsid="0162535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Clinton Hawkes</text:p>
      <text:p text:style-name="P11">CS162-400</text:p>
      <text:p text:style-name="P11"><text:span text:style-name="T10">Final Project Design </text:span>Document</text:p>
      <text:p text:style-name="P9"/>
      <text:p text:style-name="P47">Bunker Escape</text:p>
      <text:p text:style-name="P10"><text:span text:style-name="T3">Design:</text:span><text:span text:style-name="T4"> </text:span></text:p>
      <text:p text:style-name="P10"><text:span text:style-name="T10">My final project is a game where the player is trapped in an underground bunker and the only way for them to escape is to blow the sealed hatch open. There are six different rooms in the bunker and the parts needed to make an explosive can be found scattered around. After the player finds the required parts, they must be assembled by taking them to the workbench. Once the explosive is assembled, the player can take it to the hatch and use it to blow the door open. If the player is able to make the explosive and escape the bunker before using all the available steps, they win the game.</text:span></text:p>
      <text:list xml:id="list2795299761" text:style-name="L1">
        <text:list-item>
          <text:p text:style-name="P35">Main function – <text:span text:style-name="T11">used to create the Game object and call the run() function to start the game.</text:span></text:p>
          <text:list>
            <text:list-item>
              <text:p text:style-name="P36">Create a bool variable “<text:span text:style-name="T12">state</text:span>” to hold the current state of the <text:span text:style-name="T6">game (run or quit)</text:span></text:p>
            </text:list-item>
            <text:list-item>
              <text:p text:style-name="P38">Create a bool variable “win” to hold the result of the game</text:p>
            </text:list-item>
            <text:list-item>
              <text:p text:style-name="P37">Create <text:span text:style-name="T12">int variable “round” to keep track of the player’s step count</text:span></text:p>
            </text:list-item>
            <text:list-item>
              <text:p text:style-name="P39">StartMenu() is called to ask user if they want to play or quit</text:p>
              <text:list>
                <text:list-item>
                  <text:p text:style-name="P39">If the user wants to quit, false is returned and the program terminates</text:p>
                </text:list-item>
                <text:list-item>
                  <text:p text:style-name="P39">If the user want to play the game</text:p>
                  <text:list>
                    <text:list-item>
                      <text:p text:style-name="P39">The goal of the game is printed to the screen to give the user direction</text:p>
                    </text:list-item>
                  </text:list>
                </text:list-item>
              </text:list>
            </text:list-item>
            <text:list-item>
              <text:p text:style-name="P40">Map of the bunker with player’s position is printed to the screen <text:span text:style-name="T13">with the count of remaining moves</text:span></text:p>
              <text:list>
                <text:list-item>
                  <text:p text:style-name="P41">Player starts in the ladder room</text:p>
                </text:list-item>
              </text:list>
            </text:list-item>
            <text:list-item>
              <text:p text:style-name="P40">While loop is created to loop until the user wins or runs out of available moves</text:p>
              <text:list>
                <text:list-item>
                  <text:p text:style-name="P41">Menu() is called to get user’s directive</text:p>
                  <text:list>
                    <text:list-item>
                      <text:p text:style-name="P41">If player chooses to “1. Investigate”</text:p>
                      <text:list>
                        <text:list-item>
                          <text:p text:style-name="P41">The overridden Investigation() function of the player’s current room location is called</text:p>
                          <text:list>
                            <text:list-item>
                              <text:p text:style-name="P42">Each room contains an object that the player can interact with</text:p>
                              <text:list>
                                <text:list-item>
                                  <text:p text:style-name="P42">If user chooses to interact with the object</text:p>
                                  <text:list>
                                    <text:list-item>
                                      <text:p text:style-name="P42">A unique menu is displayed and the user is given further direction</text:p>
                                      <text:list>
                                        <text:list-item>
                                          <text:p text:style-name="P45">If player blows the hatch open</text:p>
                                          <text:list>
                                            <text:list-item>
                                              <text:p text:style-name="P45">state is set equal to false</text:p>
                                            </text:list-item>
                                            <text:list-item>
                                              <text:p text:style-name="P45">win is set to true</text:p>
                                            </text:list-item>
                                          </text:list>
                                        </text:list-item>
                                      </text:list>
                                    </text:list-item>
                                  </text:list>
                                </text:list-item>
                                <text:list-item>
                                  <text:p text:style-name="P42">If user chooses not to interact with the object</text:p>
                                  <text:list>
                                    <text:list-item>
                                      <text:p text:style-name="P42">Screen returns to previous menu</text:p>
                                    </text:list-item>
                                  </text:list>
                                </text:list-item>
                              </text:list>
                            </text:list-item>
                          </text:list>
                        </text:list-item>
                      </text:list>
                    </text:list-item>
                    <text:list-item>
                      <text:p text:style-name="P42">If player chooses to “2. Move”</text:p>
                      <text:list>
                        <text:list-item>
                          <text:p text:style-name="P42">The overridden move() function of the player’s current room location is called</text:p>
                          <text:list>
                            <text:list-item>
                              <text:p text:style-name="P42">Player is given a list of directions they can move</text:p>
                              <text:list>
                                <text:list-item>
                                  <text:p text:style-name="P43">Player selects the direction they want to move</text:p>
                                  <text:list>
                                    <text:list-item>
                                      <text:p text:style-name="P43">Player’s current location is updated</text:p>
                                    </text:list-item>
                                    <text:list-item>
                                      <text:p text:style-name="P43">Player’s remaining move count is decreased by 1</text:p>
                                    </text:list-item>
                                    <text:list-item>
                                      <text:p text:style-name="P43"><text:soft-page-break/>Overridden showMap() function of the current room is called</text:p>
                                      <text:list>
                                        <text:list-item>
                                          <text:p text:style-name="P43">Map of bunker with player’s current position is printed</text:p>
                                        </text:list-item>
                                      </text:list>
                                    </text:list-item>
                                  </text:list>
                                </text:list-item>
                              </text:list>
                            </text:list-item>
                          </text:list>
                        </text:list-item>
                      </text:list>
                    </text:list-item>
                    <text:list-item>
                      <text:p text:style-name="P43">If player chooses to “3. <text:span text:style-name="T14">View backpack contents”</text:span></text:p>
                      <text:list>
                        <text:list-item>
                          <text:p text:style-name="P44">Items that have been taken by the player are displayed</text:p>
                          <text:list>
                            <text:list-item>
                              <text:p text:style-name="P44">The backpack has three available slots for items to be stored</text:p>
                              <text:list>
                                <text:list-item>
                                  <text:p text:style-name="P44">If the slots are not filled, “Slot is empty” will print</text:p>
                                </text:list-item>
                              </text:list>
                            </text:list-item>
                          </text:list>
                        </text:list-item>
                      </text:list>
                    </text:list-item>
                  </text:list>
                </text:list-item>
                <text:list-item>
                  <text:p text:style-name="P45">Number of moves remaining is checked</text:p>
                  <text:list>
                    <text:list-item>
                      <text:p text:style-name="P45">If the number of moves remaining is 0</text:p>
                      <text:list>
                        <text:list-item>
                          <text:p text:style-name="P45">State is set to false and while loop ends</text:p>
                        </text:list-item>
                      </text:list>
                    </text:list-item>
                  </text:list>
                </text:list-item>
              </text:list>
            </text:list-item>
            <text:list-item>
              <text:p text:style-name="P46">If win is equal to true</text:p>
              <text:list>
                <text:list-item>
                  <text:p text:style-name="P46">A message congratulating the user is displayed and the game is won</text:p>
                </text:list-item>
              </text:list>
            </text:list-item>
            <text:list-item>
              <text:p text:style-name="P46">If win is not equal to true</text:p>
              <text:list>
                <text:list-item>
                  <text:p text:style-name="P46">The game is lost and a losing message is printed</text:p>
                </text:list-item>
              </text:list>
            </text:list-item>
          </text:list>
        </text:list-item>
      </text:list>
      <text:p text:style-name="P1"/>
      <text:p text:style-name="P1"/>
      <text:p text:style-name="P1"/>
      <text:p text:style-name="P1">Test Plan for integerValidation()</text:p>
      <text:p text:style-name="P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2">Test Case</text:p>
          </table:table-cell>
          <table:table-cell table:style-name="Table1.A1" office:value-type="string">
            <text:p text:style-name="P12">Input Value</text:p>
          </table:table-cell>
          <table:table-cell table:style-name="Table1.A1" office:value-type="string">
            <text:p text:style-name="P12">Expected Result</text:p>
          </table:table-cell>
          <table:table-cell table:style-name="Table1.D1" office:value-type="string">
            <text:p text:style-name="P12">Observed Result</text:p>
          </table:table-cell>
        </table:table-row>
        <table:table-row>
          <table:table-cell table:style-name="Table1.A2" office:value-type="string">
            <text:p text:style-name="P15">Char</text:p>
          </table:table-cell>
          <table:table-cell table:style-name="Table1.A2" office:value-type="string">
            <text:p text:style-name="P15">A, c, +, .</text:p>
          </table:table-cell>
          <table:table-cell table:style-name="Table1.A2" office:value-type="string">
            <text:p text:style-name="P16">“<text:span text:style-name="T1">Please enter a valid integer.”</text:span></text:p>
          </table:table-cell>
          <table:table-cell table:style-name="Table1.D2" office:value-type="string">
            <text:p text:style-name="P17">“<text:span text:style-name="T1">Please enter a valid integer.”</text:span></text:p>
          </table:table-cell>
        </table:table-row>
        <table:table-row>
          <table:table-cell table:style-name="Table1.A2" office:value-type="string">
            <text:p text:style-name="P15">String</text:p>
          </table:table-cell>
          <table:table-cell table:style-name="Table1.A2" office:value-type="string">
            <text:p text:style-name="P15">Four, .five, <text:span text:style-name="T2">yes</text:span></text:p>
          </table:table-cell>
          <table:table-cell table:style-name="Table1.A2" office:value-type="string">
            <text:p text:style-name="P18">“<text:span text:style-name="T1">Please enter a valid integer.”</text:span></text:p>
          </table:table-cell>
          <table:table-cell table:style-name="Table1.D2" office:value-type="string">
            <text:p text:style-name="P18">“<text:span text:style-name="T1">Please enter a valid integer.”</text:span></text:p>
          </table:table-cell>
        </table:table-row>
        <table:table-row>
          <table:table-cell table:style-name="Table1.A2" office:value-type="string">
            <text:p text:style-name="P15">Float</text:p>
          </table:table-cell>
          <table:table-cell table:style-name="Table1.A2" office:value-type="string">
            <text:p text:style-name="P15">6.31, 07.0, <text:span text:style-name="T2">8.8</text:span></text:p>
          </table:table-cell>
          <table:table-cell table:style-name="Table1.A2" office:value-type="string">
            <text:p text:style-name="P18">“<text:span text:style-name="T1">Please enter a valid integer.”</text:span></text:p>
          </table:table-cell>
          <table:table-cell table:style-name="Table1.D2" office:value-type="string">
            <text:p text:style-name="P18">“<text:span text:style-name="T1">Please enter a valid integer.”</text:span></text:p>
          </table:table-cell>
        </table:table-row>
        <table:table-row>
          <table:table-cell table:style-name="Table1.A2" office:value-type="string">
            <text:p text:style-name="P19">&lt; Min </text:p>
            <text:p text:style-name="P19">(set at <text:span text:style-name="T7">1</text:span>)</text:p>
          </table:table-cell>
          <table:table-cell table:style-name="Table1.A2" office:value-type="string">
            <text:p text:style-name="P19">0, -<text:span text:style-name="T7">1</text:span>, -5</text:p>
          </table:table-cell>
          <table:table-cell table:style-name="Table1.A2" office:value-type="string">
            <text:p text:style-name="P18">“<text:span text:style-name="T1">Please enter a valid integer.”</text:span></text:p>
          </table:table-cell>
          <table:table-cell table:style-name="Table1.D2" office:value-type="string">
            <text:p text:style-name="P18">“<text:span text:style-name="T1">Please enter a valid integer.”</text:span></text:p>
          </table:table-cell>
        </table:table-row>
        <table:table-row>
          <table:table-cell table:style-name="Table1.A2" office:value-type="string">
            <text:p text:style-name="P19">&gt; Max</text:p>
            <text:p text:style-name="P19">(set at <text:span text:style-name="T16">3</text:span>)</text:p>
          </table:table-cell>
          <table:table-cell table:style-name="Table1.A2" office:value-type="string">
            <text:p text:style-name="P19"><text:span text:style-name="T9">5</text:span>, <text:span text:style-name="T7">9999</text:span></text:p>
          </table:table-cell>
          <table:table-cell table:style-name="Table1.A2" office:value-type="string">
            <text:p text:style-name="P18">“<text:span text:style-name="T1">Please enter a valid integer.”</text:span></text:p>
          </table:table-cell>
          <table:table-cell table:style-name="Table1.D2" office:value-type="string">
            <text:p text:style-name="P18">“<text:span text:style-name="T1">Please enter a valid integer.”</text:span></text:p>
          </table:table-cell>
        </table:table-row>
        <table:table-row>
          <table:table-cell table:style-name="Table1.A2" office:value-type="string">
            <text:p text:style-name="P20">Lower limit</text:p>
            <text:p text:style-name="P21">(min=<text:span text:style-name="T7">1</text:span>)</text:p>
          </table:table-cell>
          <table:table-cell table:style-name="Table1.A2" office:value-type="string">
            <text:p text:style-name="P22">1</text:p>
          </table:table-cell>
          <table:table-cell table:style-name="Table1.A2" office:value-type="string">
            <text:p text:style-name="P20">Function accept and return value to main()</text:p>
          </table:table-cell>
          <table:table-cell table:style-name="Table1.D2" office:value-type="string">
            <text:p text:style-name="P20">Function accepted <text:span text:style-name="T9">1</text:span> and returned <text:span text:style-name="T9">1</text:span> to main()</text:p>
          </table:table-cell>
        </table:table-row>
        <table:table-row>
          <table:table-cell table:style-name="Table1.A2" office:value-type="string">
            <text:p text:style-name="P20">Upper limit</text:p>
            <text:p text:style-name="P21">(max=<text:span text:style-name="T9">2</text:span>)</text:p>
          </table:table-cell>
          <table:table-cell table:style-name="Table1.A2" office:value-type="string">
            <text:p text:style-name="P24">2</text:p>
          </table:table-cell>
          <table:table-cell table:style-name="Table1.A2" office:value-type="string">
            <text:p text:style-name="P20">Function accept and return value to main()</text:p>
          </table:table-cell>
          <table:table-cell table:style-name="Table1.D2" office:value-type="string">
            <text:p text:style-name="P20">Function accepted 2 and returned 2 to main()</text:p>
          </table:table-cell>
        </table:table-row>
      </table:table>
      <text:p text:style-name="P4"/>
      <text:p text:style-name="P4"/>
      <text:p text:style-name="P3">Test Plan fo<text:span text:style-name="T5">r Bunker Escape</text:span></text:p>
      <text:p text:style-name="P2"/>
      <table:table table:name="Table3" table:style-name="Table3">
        <table:table-column table:style-name="Table3.A"/>
        <table:table-column table:style-name="Table3.B"/>
        <table:table-column table:style-name="Table3.C"/>
        <table:table-row>
          <table:table-cell table:style-name="Table3.A1" office:value-type="string">
            <text:p text:style-name="P13">Test Case</text:p>
          </table:table-cell>
          <table:table-cell table:style-name="Table3.A1" office:value-type="string">
            <text:p text:style-name="P14">Description</text:p>
          </table:table-cell>
          <table:table-cell table:style-name="Table3.C1" office:value-type="string">
            <text:p text:style-name="P13">Expected Result</text:p>
          </table:table-cell>
        </table:table-row>
        <table:table-row>
          <table:table-cell table:style-name="Table3.A2" office:value-type="string">
            <text:p text:style-name="P49">Ladder Room Investigate</text:p>
          </table:table-cell>
          <table:table-cell table:style-name="Table3.A2" office:value-type="string">
            <text:p text:style-name="P51">1. Blow the hatch open</text:p>
            <text:p text:style-name="P51"/>
            <text:p text:style-name="P51">2. Nothing</text:p>
          </table:table-cell>
          <table:table-cell table:style-name="Table3.C2" office:value-type="string">
            <text:p text:style-name="P51">1. If the user has built the bomb, the hatch is blown open the the game is won</text:p>
            <text:p text:style-name="P51"/>
            <text:p text:style-name="P51">If the user has not built the bomb, a message stating the user has no explosive is printed</text:p>
            <text:p text:style-name="P51"/>
            <text:p text:style-name="P51">2. Returns to the previous menu</text:p>
          </table:table-cell>
        </table:table-row>
        <table:table-row>
          <table:table-cell table:style-name="Table3.A2" office:value-type="string">
            <text:p text:style-name="P49">Tools Room Investigate</text:p>
          </table:table-cell>
          <table:table-cell table:style-name="Table3.A2" office:value-type="string">
            <text:p text:style-name="P54">Tool box is against the wall</text:p>
            <text:p text:style-name="P54">1. Open it</text:p>
            <text:p text:style-name="P54"/>
            <text:p text:style-name="P54"><text:soft-page-break/>2. Nothing</text:p>
          </table:table-cell>
          <table:table-cell table:style-name="Table3.C2" office:value-type="string">
            <text:p text:style-name="P54">1. The tool box is opened. “Nothing is useful in here… “ prints to the screen</text:p>
            <text:p text:style-name="P54"/>
            <text:p text:style-name="P54"><text:soft-page-break/>2. Return to previous menu</text:p>
          </table:table-cell>
        </table:table-row>
        <table:table-row>
          <table:table-cell table:style-name="Table3.A2" office:value-type="string">
            <text:p text:style-name="P49">Chemical Room Investigate</text:p>
          </table:table-cell>
          <table:table-cell table:style-name="Table3.A2" office:value-type="string">
            <text:p text:style-name="P54">Chemical locker in the corner</text:p>
            <text:p text:style-name="P54">1. Open it</text:p>
            <text:p text:style-name="P54"/>
            <text:p text:style-name="P54">2. Leave it closed</text:p>
          </table:table-cell>
          <table:table-cell table:style-name="Table3.C2" office:value-type="string">
            <text:p text:style-name="P54">1. Player sees gunpowder. Has the option to take it or leave it.</text:p>
            <text:p text:style-name="P54"/>
            <text:p text:style-name="P54">2. Return to previous menu</text:p>
          </table:table-cell>
        </table:table-row>
        <table:table-row>
          <table:table-cell table:style-name="Table3.A2" office:value-type="string">
            <text:p text:style-name="P54">Gunpowder</text:p>
          </table:table-cell>
          <table:table-cell table:style-name="Table3.A2" office:value-type="string">
            <text:p text:style-name="P54">1. Take the gun powder</text:p>
          </table:table-cell>
          <table:table-cell table:style-name="Table3.C2" office:value-type="string">
            <text:p text:style-name="P54">Gunpowder is moved to the player’s backpack.</text:p>
          </table:table-cell>
        </table:table-row>
        <table:table-row>
          <table:table-cell table:style-name="Table3.A2" office:value-type="string">
            <text:p text:style-name="P49">Gear Room Investigate</text:p>
          </table:table-cell>
          <table:table-cell table:style-name="Table3.A2" office:value-type="string">
            <text:p text:style-name="P55">See a bundle of rope</text:p>
            <text:p text:style-name="P55">1. Take some rope</text:p>
            <text:p text:style-name="P55"/>
            <text:p text:style-name="P55">2. Leave it</text:p>
          </table:table-cell>
          <table:table-cell table:style-name="Table3.C2" office:value-type="string">
            <text:p text:style-name="P55">1. Rope is move to the player’s backpack</text:p>
            <text:p text:style-name="P55"/>
            <text:p text:style-name="P55">2. Return to previous menu</text:p>
          </table:table-cell>
        </table:table-row>
        <table:table-row>
          <table:table-cell table:style-name="Table3.A2" office:value-type="string">
            <text:p text:style-name="P49">Workbench Room Investigate</text:p>
          </table:table-cell>
          <table:table-cell table:style-name="Table3.A2" office:value-type="string">
            <text:p text:style-name="P55">Stand in front of a workbench</text:p>
            <text:p text:style-name="P55">1. Assemble the explosive</text:p>
            <text:p text:style-name="P55"/>
            <text:p text:style-name="P55">2. Nothing</text:p>
          </table:table-cell>
          <table:table-cell table:style-name="Table3.C2" office:value-type="string">
            <text:p text:style-name="P55">1. If user has all three items required for a bomb, a bomb is stored in the backpack and all the other items are removed. If the user does not have all three items, a message stating they don’t have them is printed.</text:p>
            <text:p text:style-name="P55"/>
            <text:p text:style-name="P55">2. Return to previous menu</text:p>
          </table:table-cell>
        </table:table-row>
        <table:table-row>
          <table:table-cell table:style-name="Table3.A2" office:value-type="string">
            <text:p text:style-name="P49">Parts Room Investigate</text:p>
            <text:p text:style-name="P49"/>
          </table:table-cell>
          <table:table-cell table:style-name="Table3.A2" office:value-type="string">
            <text:p text:style-name="P56">Pile of parts and scrap metal</text:p>
            <text:p text:style-name="P56">1. Rifle through the pile</text:p>
            <text:p text:style-name="P56"/>
            <text:p text:style-name="P56">2. Nothing. Looks dangerous</text:p>
          </table:table-cell>
          <table:table-cell table:style-name="Table3.C2" office:value-type="string">
            <text:p text:style-name="P56">1. Find a pipe. Have the option to take or leave it.</text:p>
            <text:p text:style-name="P56"/>
            <text:p text:style-name="P56">2. Return to previous menu</text:p>
          </table:table-cell>
        </table:table-row>
        <table:table-row>
          <table:table-cell table:style-name="Table3.A2" office:value-type="string">
            <text:p text:style-name="P56">Find Pipe</text:p>
          </table:table-cell>
          <table:table-cell table:style-name="Table3.A2" office:value-type="string">
            <text:p text:style-name="P56">1. Take the pipe</text:p>
            <text:p text:style-name="P56"/>
            <text:p text:style-name="P56">2. Leave it</text:p>
          </table:table-cell>
          <table:table-cell table:style-name="Table3.C2" office:value-type="string">
            <text:p text:style-name="P56">1. Pipe is put in the player’s backpack</text:p>
            <text:p text:style-name="P56"/>
            <text:p text:style-name="P56">2. Return to previous menu</text:p>
          </table:table-cell>
        </table:table-row>
        <table:table-row>
          <table:table-cell table:style-name="Table3.A2" office:value-type="string">
            <text:p text:style-name="P49">Ladder Room Move</text:p>
          </table:table-cell>
          <table:table-cell table:style-name="Table3.A2" office:value-type="string">
            <text:p text:style-name="P52">1. Choose to move left</text:p>
            <text:p text:style-name="P52"/>
            <text:p text:style-name="P52">2. Choose to move down</text:p>
          </table:table-cell>
          <table:table-cell table:style-name="Table3.C2" office:value-type="string">
            <text:p text:style-name="P52">1. Player location is moved to the tool room. The showMap function is called</text:p>
            <text:p text:style-name="P52"/>
            <text:p text:style-name="P52">2. Player location is moved to the parts room. The showMap function is called</text:p>
          </table:table-cell>
        </table:table-row>
        <table:table-row>
          <table:table-cell table:style-name="Table3.A2" office:value-type="string">
            <text:p text:style-name="P49">Ladder Room showMap</text:p>
          </table:table-cell>
          <table:table-cell table:style-name="Table3.A2" office:value-type="string">
            <text:p text:style-name="P52">Called when player moves to the Ladder room</text:p>
          </table:table-cell>
          <table:table-cell table:style-name="Table3.C2" office:value-type="string">
            <text:p text:style-name="P52">Map of bunker should print with the stick figure in the Ladder room</text:p>
          </table:table-cell>
        </table:table-row>
        <table:table-row>
          <table:table-cell table:style-name="Table3.A2" office:value-type="string">
            <text:p text:style-name="P49">Tools Room Move</text:p>
          </table:table-cell>
          <table:table-cell table:style-name="Table3.A2" office:value-type="string">
            <text:p text:style-name="P52">1. Choose to move left</text:p>
            <text:p text:style-name="P52"/>
            <text:p text:style-name="P52">2. Choose to move down</text:p>
            <text:p text:style-name="P52"/>
            <text:p text:style-name="P52">3. Choose to move right</text:p>
          </table:table-cell>
          <table:table-cell table:style-name="Table3.C2" office:value-type="string">
            <text:p text:style-name="P52">1. Player location is moved to the chemical room. The showMap function is called</text:p>
            <text:p text:style-name="P52"/>
            <text:p text:style-name="P52">2. Player location is moved to the workbench room. The showMap function is called</text:p>
            <text:p text:style-name="P52"/>
            <text:p text:style-name="P52">3. Player location is moved to the ladder room. The showMap function is called</text:p>
          </table:table-cell>
        </table:table-row>
        <table:table-row>
          <table:table-cell table:style-name="Table3.A2" office:value-type="string">
            <text:p text:style-name="P49">Tools Room showMap</text:p>
          </table:table-cell>
          <table:table-cell table:style-name="Table3.A2" office:value-type="string">
            <text:p text:style-name="P52">Called when player moves to the tools room</text:p>
          </table:table-cell>
          <table:table-cell table:style-name="Table3.C2" office:value-type="string">
            <text:p text:style-name="P52">Map of the bunker is printed to the screen with a stick figure in the tools room</text:p>
          </table:table-cell>
        </table:table-row>
        <table:table-row table:style-name="Table3.14">
          <table:table-cell table:style-name="Table3.A2" office:value-type="string">
            <text:p text:style-name="P49">Chemical Room Move</text:p>
          </table:table-cell>
          <table:table-cell table:style-name="Table3.A2" office:value-type="string">
            <text:p text:style-name="P52">1. Choose to move right</text:p>
            <text:p text:style-name="P52"/>
            <text:p text:style-name="P52">2. Choose to move down</text:p>
            <text:p text:style-name="P52"/>
          </table:table-cell>
          <table:table-cell table:style-name="Table3.C2" office:value-type="string">
            <text:p text:style-name="P52">1. Player location is moved to the tools room. The showMap function is called</text:p>
            <text:p text:style-name="P52"/>
            <text:p text:style-name="P52">2. Player location is moved to the gear room. The showMap function is called.</text:p>
          </table:table-cell>
        </table:table-row>
        <table:table-row table:style-name="Table3.14">
          <table:table-cell table:style-name="Table3.A2" office:value-type="string">
            <text:p text:style-name="P49">Chemical Room showMap</text:p>
          </table:table-cell>
          <table:table-cell table:style-name="Table3.A2" office:value-type="string">
            <text:p text:style-name="P52">Called when player moves to the chemical room</text:p>
          </table:table-cell>
          <table:table-cell table:style-name="Table3.C2" office:value-type="string">
            <text:p text:style-name="P52">Map of the bunker is printed to the screen with a <text:s/>stick figure in the chemical room</text:p>
          </table:table-cell>
        </table:table-row>
        <text:soft-page-break/>
        <table:table-row table:style-name="Table3.14">
          <table:table-cell table:style-name="Table3.A2" office:value-type="string">
            <text:p text:style-name="P49">Gear Room Move</text:p>
          </table:table-cell>
          <table:table-cell table:style-name="Table3.A2" office:value-type="string">
            <text:p text:style-name="P52">1. Choose to move up</text:p>
            <text:p text:style-name="P52"/>
            <text:p text:style-name="P52">2. Choose to move right</text:p>
          </table:table-cell>
          <table:table-cell table:style-name="Table3.C2" office:value-type="string">
            <text:p text:style-name="P52">1. Player location is moved to the chemical room. The showMap function is called.</text:p>
            <text:p text:style-name="P52"/>
            <text:p text:style-name="P52">2. Player location is moved to the workbench room. The showMap function is called.</text:p>
          </table:table-cell>
        </table:table-row>
        <table:table-row table:style-name="Table3.14">
          <table:table-cell table:style-name="Table3.A2" office:value-type="string">
            <text:p text:style-name="P49">Gear Room showMap</text:p>
          </table:table-cell>
          <table:table-cell table:style-name="Table3.A2" office:value-type="string">
            <text:p text:style-name="P53">Called when player moves to the gear room</text:p>
          </table:table-cell>
          <table:table-cell table:style-name="Table3.C2" office:value-type="string">
            <text:p text:style-name="P53">Map of the bunker is printed to the screen with a stick figure in the gear room</text:p>
          </table:table-cell>
        </table:table-row>
        <table:table-row table:style-name="Table3.14">
          <table:table-cell table:style-name="Table3.A2" office:value-type="string">
            <text:p text:style-name="P50">Workbench Room Move</text:p>
          </table:table-cell>
          <table:table-cell table:style-name="Table3.A2" office:value-type="string">
            <text:p text:style-name="P53">1. Choose to move left</text:p>
            <text:p text:style-name="P53"/>
            <text:p text:style-name="P53">2. Choose to move up</text:p>
            <text:p text:style-name="P53"/>
            <text:p text:style-name="P53">3. Choose to move right</text:p>
          </table:table-cell>
          <table:table-cell table:style-name="Table3.C2" office:value-type="string">
            <text:p text:style-name="P53">1. Player location is moved to the gear room and the showMap function is called</text:p>
            <text:p text:style-name="P53"/>
            <text:p text:style-name="P53">2. Player location is moved to the tools room and the showMap function is called</text:p>
            <text:p text:style-name="P53"/>
            <text:p text:style-name="P53">3. Player location is moved to the parts room and the showMap function is called</text:p>
          </table:table-cell>
        </table:table-row>
        <table:table-row table:style-name="Table3.14">
          <table:table-cell table:style-name="Table3.A2" office:value-type="string">
            <text:p text:style-name="P50">Workbench Room showMap</text:p>
          </table:table-cell>
          <table:table-cell table:style-name="Table3.A2" office:value-type="string">
            <text:p text:style-name="P53">Called when player moves to the workbench room</text:p>
          </table:table-cell>
          <table:table-cell table:style-name="Table3.C2" office:value-type="string">
            <text:p text:style-name="P53">Map of the bunker is printed to the screen with a stick figure in the workbench room</text:p>
          </table:table-cell>
        </table:table-row>
        <table:table-row table:style-name="Table3.14">
          <table:table-cell table:style-name="Table3.A2" office:value-type="string">
            <text:p text:style-name="P50">Parts Room <text:s/>Move</text:p>
          </table:table-cell>
          <table:table-cell table:style-name="Table3.A2" office:value-type="string">
            <text:p text:style-name="P53">1. Choose to move left</text:p>
            <text:p text:style-name="P53"/>
            <text:p text:style-name="P53">2. Choose to move up</text:p>
          </table:table-cell>
          <table:table-cell table:style-name="Table3.C2" office:value-type="string">
            <text:p text:style-name="P53">1. Player location is moved to the workbench room and the showMap function is called</text:p>
            <text:p text:style-name="P53"/>
            <text:p text:style-name="P53">2. Player location is moved to the ladder room and the showMap function is called</text:p>
          </table:table-cell>
        </table:table-row>
        <table:table-row table:style-name="Table3.14">
          <table:table-cell table:style-name="Table3.A2" office:value-type="string">
            <text:p text:style-name="P50">Parts Room showMap</text:p>
          </table:table-cell>
          <table:table-cell table:style-name="Table3.A2" office:value-type="string">
            <text:p text:style-name="P54">Called when player moves to the parts room </text:p>
          </table:table-cell>
          <table:table-cell table:style-name="Table3.C2" office:value-type="string">
            <text:p text:style-name="P54">Map of the bunker is printed to the screen with a stick figure in the parts room</text:p>
          </table:table-cell>
        </table:table-row>
        <table:table-row table:style-name="Table3.14">
          <table:table-cell table:style-name="Table3.A2" office:value-type="string">
            <text:p text:style-name="P50">View Backpack Contents</text:p>
          </table:table-cell>
          <table:table-cell table:style-name="Table3.A2" office:value-type="string">
            <text:p text:style-name="P54">Choose option 3 in menu</text:p>
          </table:table-cell>
          <table:table-cell table:style-name="Table3.C2" office:value-type="string">
            <text:p text:style-name="P54">All the items that the player has chosen to pick up is shown. If the backpack does not have a total of 3 items, the empty slots show “slot is empty”</text:p>
          </table:table-cell>
        </table:table-row>
        <table:table-row table:style-name="Table3.14">
          <table:table-cell table:style-name="Table3.A2" office:value-type="string">
            <text:p text:style-name="P48">Start Menu</text:p>
          </table:table-cell>
          <table:table-cell table:style-name="Table3.A2" office:value-type="string">
            <text:p text:style-name="P48">1. Select Play</text:p>
            <text:p text:style-name="P48"/>
            <text:p text:style-name="P48">2. Select Quit</text:p>
          </table:table-cell>
          <table:table-cell table:style-name="Table3.C2" office:value-type="string">
            <text:p text:style-name="P23">1. <text:span text:style-name="T15">Message stating the goal of the game with brief instructions is printed to the screen</text:span></text:p>
            <text:p text:style-name="P26"/>
            <text:p text:style-name="P26">2. <text:span text:style-name="T15">Message telling user to “Please play again” is printed and the program terminates</text:span></text:p>
          </table:table-cell>
        </table:table-row>
        <table:table-row table:style-name="Table3.24">
          <table:table-cell table:style-name="Table3.A2" office:value-type="string">
            <text:p text:style-name="P48">Menu</text:p>
          </table:table-cell>
          <table:table-cell table:style-name="Table3.A2" office:value-type="string">
            <text:p text:style-name="P59">1. Investigate</text:p>
            <text:p text:style-name="P59"/>
            <text:p text:style-name="P59">2. Move around</text:p>
            <text:p text:style-name="P59"/>
            <text:p text:style-name="P59">3. View backpack contents</text:p>
          </table:table-cell>
          <table:table-cell table:style-name="Table3.C2" office:value-type="string">
            <text:p text:style-name="P59">1. The overridden investigate function of the room the player is currently in is called. Follow the test plan for this function above</text:p>
            <text:p text:style-name="P59"/>
            <text:p text:style-name="P59">2. The overridden move function for the room the player is currently in is called. Follow the test plan for this function above</text:p>
            <text:p text:style-name="P59"/>
            <text:p text:style-name="P59">3. The showBackPack function for the player is called. All items the player has taken in the game up to the point this function is called will be shown.</text:p>
          </table:table-cell>
        </table:table-row>
        <text:soft-page-break/>
        <table:table-row table:style-name="Table3.25">
          <table:table-cell table:style-name="Table3.A2" office:value-type="string">
            <text:p text:style-name="P60">Player runs out of available moves</text:p>
          </table:table-cell>
          <table:table-cell table:style-name="Table3.A2" office:value-type="string">
            <text:p text:style-name="P60">Player does not assemble the bomb and blow the hatch in 8 moves</text:p>
          </table:table-cell>
          <table:table-cell table:style-name="Table3.C2" office:value-type="string">
            <text:p text:style-name="P60">The game ends and a message stating the player died of dehydration prints to the screen.</text:p>
          </table:table-cell>
        </table:table-row>
        <table:table-row table:style-name="Table3.25">
          <table:table-cell table:style-name="Table3.A2" office:value-type="string">
            <text:p text:style-name="P60">Player wins</text:p>
          </table:table-cell>
          <table:table-cell table:style-name="Table3.A2" office:value-type="string">
            <text:p text:style-name="P60">Player gathers all parts, assembles explosive and blows the hatch in 8 or less moves</text:p>
          </table:table-cell>
          <table:table-cell table:style-name="Table3.C2" office:value-type="string">
            <text:p text:style-name="P60">The game ends and a message stating the user has escaped and won the game is printed to the screen.</text:p>
          </table:table-cell>
        </table:table-row>
        <table:table-row table:style-name="Table3.14">
          <table:table-cell table:style-name="Table3.A2" office:value-type="string">
            <text:p text:style-name="P25">Memory Leak</text:p>
          </table:table-cell>
          <table:table-cell table:style-name="Table3.A2" office:value-type="string">
            <text:p text:style-name="P25">1. Start and run program using valgrind. </text:p>
            <text:p text:style-name="P58">Choose to play</text:p>
            <text:p text:style-name="P58">Play game and win by escaping</text:p>
            <text:p text:style-name="P58"/>
            <text:p text:style-name="P58">2. Start and run program using valgrind</text:p>
            <text:p text:style-name="P58">Choose to play</text:p>
            <text:p text:style-name="P58">Run out of moves and lose</text:p>
            <text:p text:style-name="P57"/>
            <text:p text:style-name="P25"><text:span text:style-name="T16">2</text:span>. Start program and immediately quit.</text:p>
          </table:table-cell>
          <table:table-cell table:style-name="Table3.C2" office:value-type="string">
            <text:p text:style-name="P25">There should be no memory leaks for <text:span text:style-name="T8">any</text:span> of these cases.</text:p>
          </table:table-cell>
        </table:table-row>
      </table:table>
      <text:p text:style-name="P8"/>
      <text:p text:style-name="P27"><text:span text:style-name="T3">Reflection:</text:span></text:p>
      <text:p text:style-name="P5"/>
      <text:p text:style-name="P29">Issues:</text:p>
      <text:p text:style-name="P29"/>
      <text:p text:style-name="P30">I did not run into any issue while working on the final project. Usually I would run into issues on the previous projects because I would second guess what the specification were asking for. The final project pretty much let me do what I wanted and let me decide how I wanted to implement them. There were a few guidelines regarding what needed to be included in the project, but the rest of the details were left up to me. I typically hated the ambiguity in the earlier projects, but this one I enjoyed it.</text:p>
      <text:p text:style-name="P30"/>
      <text:p text:style-name="P31">After thinking about it a little longer, I did hit encounter one issue. The issue had nothing to do with the coding part. The issue was coming up with an idea for the game. I am not very creative, and I think I spent more time pondering the different possibilities than I spent actually coding. I was getting pretty stressed when nothing was coming to mind, but after I decided on the theme, it was smooth sailing.</text:p>
      <text:p text:style-name="P7"/>
      <text:p text:style-name="P6">Changes:</text:p>
      <text:p text:style-name="P32"/>
      <text:p text:style-name="P31">I had originally planned to make my bunker with nine unique rooms derived from space, but part way through coding the rooms I decided to make six rooms. I follow <text:span text:style-name="T17">the Slack channel, and the prevailing advice on there regarding the final project was to just hit the requirements to make sure everything was included and working well. People that had already take the course said not to overdo it and make it more complicated than it had to be, so I didn’t. If I want to go back and change the project after I turn it in to make it more immersive and fun, then I can do it without having to worry about the possibility of bugs popping up from unnecessary functionality.</text:span></text:p>
      <text:p text:style-name="P31"/>
      <text:p text:style-name="P33">I had originally planned to use a linked list for the player container, but I heard the instructor mention a vector could be used for the container. I jumped all over that because there is much less chance of a bug when I use vectors. I set the limit of three items for the vector, and the vector will not have anymore than that because of the way I add the items to the container. The vector made that portion of the project easy.</text:p>
      <text:p text:style-name="P33"/>
      <text:p text:style-name="P34">I changed the number of available moves the user can take before losing the game from 15 down to 8. When the number was 15, it was very difficult for the player to lose the game. They could wander around the map with no strategic thought about what moves to make and not die. After I changed the number to 8, the user may die the first time through, but it is almost guaranteed that they will win the next round if they paid attention to where the items were the first time through the game. If you (my TA) needs more moves to fully test out the game, the <text:span text:style-name="T18">Player variable moveCount can be changed to a higher number.</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2T12:18:21.878769293</meta:creation-date>
    <dc:date>2019-06-10T03:08:48.585296127</dc:date>
    <meta:editing-duration>PT4H41M47S</meta:editing-duration>
    <meta:editing-cycles>104</meta:editing-cycles>
    <meta:generator>LibreOffice/6.1.5.2$Linux_X86_64 LibreOffice_project/10$Build-2</meta:generator>
    <meta:document-statistic meta:table-count="2" meta:image-count="0" meta:object-count="0" meta:page-count="5" meta:paragraph-count="222" meta:word-count="2221" meta:character-count="11620" meta:non-whitespace-character-count="9655"/>
  </office:meta>
</office:document-meta>
</file>